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П_КартСклУч</text:p>
          </table:table-cell>
          <table:table-cell office:value-type="string" calcext:value-type="string">
            <text:p>Карточка складского учёта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П_ИнвОп</text:p>
          </table:table-cell>
          <table:table-cell office:value-type="string" calcext:value-type="string">
            <text:p>Инвентаризационная опись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П_ПриказСоздКомИнвен</text:p>
          </table:table-cell>
          <table:table-cell office:value-type="string" calcext:value-type="string">
            <text:p>Приказ создания комиссии инвентаризац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 style:data-style-name="N2" text:time-value="00:55:31.3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00:57:10.105000000</dc:date>
    <meta:editing-duration>PT10M3S</meta:editing-duration>
    <meta:editing-cycles>6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